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4" style:family="graphic" style:parent-style-name="standard">
      <style:graphic-properties draw:marker-start="Arrow" draw:marker-end="Arrow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marker-end="Arrow" draw:textarea-horizontal-align="center" draw:textarea-vertical-align="middle"/>
    </style:style>
    <style:style style:name="gr7" style:family="graphic" style:parent-style-name="standard">
      <style:graphic-properties draw:marker-start="" draw:marker-end="Arrow" draw:textarea-horizontal-align="center" draw:textarea-vertical-align="middle"/>
    </style:style>
    <style:style style:name="gr8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stroke="solid" draw:fill-color="#ffffff" fo:min-height="1.5cm"/>
    </style:style>
    <style:style style:name="pr3" style:family="presentation" style:parent-style-name="Default-subtitle">
      <style:graphic-properties draw:stroke="none" draw:fill-color="#ffffff" fo:min-height="2.5cm"/>
    </style:style>
    <style:style style:name="pr4" style:family="presentation" style:parent-style-name="Default-subtitle">
      <style:graphic-properties draw:stroke="solid" draw:fill-color="#ffffff" fo:min-height="1.9cm"/>
    </style:style>
    <style:style style:name="pr5" style:family="presentation" style:parent-style-name="Default-subtitle">
      <style:graphic-properties draw:stroke="solid" draw:fill-color="#ffffff" fo:min-height="2cm"/>
    </style:style>
    <style:style style:name="pr6" style:family="presentation" style:parent-style-name="Default-subtitle">
      <style:graphic-properties draw:stroke="solid" draw:fill-color="#ffffff" fo:min-height="1.3cm"/>
    </style:style>
    <style:style style:name="pr7" style:family="presentation" style:parent-style-name="Default-subtitle">
      <style:graphic-properties draw:stroke="solid" draw:fill-color="#ffffff" fo:min-height="2.913cm"/>
    </style:style>
    <style:style style:name="pr8" style:family="presentation" style:parent-style-name="Default-subtitle">
      <style:graphic-properties draw:stroke="solid" draw:fill-color="#ffffff" fo:min-height="1.697cm"/>
    </style:style>
    <style:style style:name="pr9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text-properties fo:font-size="16pt" style:font-size-asian="16pt" style:font-size-complex="16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xml:id="id16" draw:id="id16" draw:layer="layout" svg:width="5cm" svg:height="3.5cm" svg:x="7.8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2" draw:layer="layout" svg:width="25.199cm" svg:height="4.267cm" svg:x="1.5cm" svg:y="1.262cm" presentation:class="title" presentation:user-transformed="true">
          <draw:text-box>
            <text:p><text:span text:style-name="T1">Challenge One Health MUD <text:s/>- Veranschaulichung der Idee für geplantes Spiel-Labyrinth</text:span></text:p>
          </draw:text-box>
        </draw:frame>
        <draw:frame presentation:style-name="pr2" draw:text-style-name="P3" xml:id="id2" draw:id="id2" draw:layer="layout" svg:width="6cm" svg:height="1.5cm" svg:x="7.8cm" svg:y="6.9cm">
          <draw:text-box>
            <text:p><text:span text:style-name="T2">Raum #2 Objekt:Gesichtsmaske</text:span></text:p>
          </draw:text-box>
        </draw:frame>
        <draw:frame presentation:style-name="pr2" draw:text-style-name="P3" xml:id="id7" draw:id="id7" draw:layer="layout" svg:width="5cm" svg:height="2.525cm" svg:x="0.3cm" svg:y="11.388cm">
          <draw:text-box>
            <text:p><text:span text:style-name="T2">Raum #10</text:span></text:p>
            <text:p><text:span text:style-name="T2">Corona-Party</text:span></text:p>
            <text:p><text:span text:style-name="T2">Personen: 50</text:span></text:p>
            <text:p><text:span text:style-name="T2">Aktion: Besuchen</text:span></text:p>
          </draw:text-box>
        </draw:frame>
        <draw:frame presentation:style-name="pr2" draw:text-style-name="P3" xml:id="id4" draw:id="id4" draw:layer="layout" svg:width="4.5cm" svg:height="4.418cm" svg:x="15.3cm" svg:y="5.444cm">
          <draw:text-box>
            <text:p><text:span text:style-name="T2">Raum #3 Objekte:</text:span></text:p>
            <text:p><text:span text:style-name="T2">1. Impfpass</text:span></text:p>
            <text:p><text:span text:style-name="T2">2. Parteibuch</text:span></text:p>
            <text:p><text:span text:style-name="T2">3. Arbeitsvertrag</text:span></text:p>
            <text:p><text:span text:style-name="T2">4. Arbeitsvertrag des Spielpartners</text:span></text:p>
          </draw:text-box>
        </draw:frame>
        <draw:frame presentation:style-name="pr2" draw:text-style-name="P3" xml:id="id3" draw:id="id3" draw:layer="layout" svg:width="5cm" svg:height="1.5cm" svg:x="0.7cm" svg:y="4cm">
          <draw:text-box>
            <text:p><text:span text:style-name="T2">Raum #1 Online-Konzert</text:span></text:p>
          </draw:text-box>
        </draw:frame>
        <draw:custom-shape draw:style-name="gr2" draw:text-style-name="P1" xml:id="id1" draw:id="id1" draw:layer="layout" svg:width="5cm" svg:height="3.5cm" svg:x="0.7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" draw:text-style-name="P3" xml:id="id8" draw:id="id8" draw:layer="layout" svg:width="4cm" svg:height="2.5cm" svg:x="1.3cm" svg:y="6.7cm" presentation:class="subtitle" presentation:user-transformed="true">
          <draw:text-box>
            <text:p><text:span text:style-name="T2">Raum #1 bei Eintritt in das Spiel</text:span></text:p>
          </draw:text-box>
        </draw:frame>
        <draw:frame presentation:style-name="pr4" draw:text-style-name="P3" xml:id="id6" draw:id="id6" draw:layer="layout" svg:width="5cm" svg:height="1.9cm" svg:x="22cm" svg:y="10.4cm">
          <draw:text-box>
            <text:p><text:span text:style-name="T2">Raum #5 Objekt:Impfstelle</text:span></text:p>
            <text:p><text:span text:style-name="T2">Aktion: 1.Impfung</text:span></text:p>
          </draw:text-box>
        </draw:frame>
        <draw:frame presentation:style-name="pr5" draw:text-style-name="P3" xml:id="id11" draw:id="id11" draw:layer="layout" svg:width="5cm" svg:height="2cm" svg:x="22cm" svg:y="17.8cm">
          <draw:text-box>
            <text:p><text:span text:style-name="T2">Raum #7 Objekt:Impfstelle</text:span></text:p>
            <text:p><text:span text:style-name="T2">Aktion: 2.Impfung</text:span></text:p>
          </draw:text-box>
        </draw:frame>
        <draw:custom-shape draw:style-name="gr3" draw:text-style-name="P1" xml:id="id13" draw:id="id13" draw:layer="layout" svg:width="5cm" svg:height="3.5cm" svg:x="0.7cm" svg:y="1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" draw:text-style-name="P3" draw:layer="layout" svg:width="4cm" svg:height="2.5cm" svg:x="1.1cm" svg:y="17.901cm">
          <draw:text-box>
            <text:p><text:span text:style-name="T2">Spielende</text:span></text:p>
            <text:p><text:span text:style-name="T2">Infiziert: ja</text:span></text:p>
            <text:p><text:span text:style-name="T2">Geimpft: nein</text:span></text:p>
          </draw:text-box>
        </draw:frame>
        <draw:frame presentation:style-name="pr6" draw:text-style-name="P3" xml:id="id10" draw:id="id10" draw:layer="layout" svg:width="5cm" svg:height="3.156cm" svg:x="22cm" svg:y="13.572cm">
          <draw:text-box>
            <text:p><text:span text:style-name="T2">Raum #6 </text:span></text:p>
            <text:p><text:span text:style-name="T2">Aktion: Warten gemäß Impfreihenfolge</text:span><text:span text:style-name="T2"><text:line-break/></text:span><text:span text:style-name="T2">Wartezeit: 0-6m</text:span></text:p>
          </draw:text-box>
        </draw:frame>
        <draw:frame presentation:style-name="pr7" draw:text-style-name="P3" xml:id="id5" draw:id="id5" draw:layer="layout" svg:width="6cm" svg:height="2.913cm" svg:x="21.5cm" svg:y="6.2cm">
          <draw:text-box>
            <text:p><text:span text:style-name="T2">Raum #4 </text:span></text:p>
            <text:p><text:span text:style-name="T2">Aktion: Warten gemäß Impfreihenfolge</text:span></text:p>
            <text:p><text:span text:style-name="T2">Wartezeit: 0-6m</text:span></text:p>
          </draw:text-box>
        </draw:frame>
        <draw:frame presentation:style-name="pr2" draw:text-style-name="P3" xml:id="id9" draw:id="id9" draw:layer="layout" svg:width="5cm" svg:height="2.525cm" svg:x="5.8cm" svg:y="11.375cm">
          <draw:text-box>
            <text:p><text:span text:style-name="T2">Raum #11 Hochzeitsfest</text:span></text:p>
            <text:p><text:span text:style-name="T2">Personen: 300</text:span></text:p>
            <text:p><text:span text:style-name="T2">Aktion: Besuchen</text:span></text:p>
          </draw:text-box>
        </draw:frame>
        <draw:frame presentation:style-name="pr3" draw:text-style-name="P3" draw:layer="layout" svg:width="4cm" svg:height="2.5cm" svg:x="8.3cm" svg:y="17.7cm">
          <draw:text-box>
            <text:p><text:span text:style-name="T2">Spielende</text:span></text:p>
            <text:p><text:span text:style-name="T2">Infiziert:nein</text:span></text:p>
            <text:p><text:span text:style-name="T2">Geimpft: ja</text:span></text:p>
          </draw:text-box>
        </draw:frame>
        <draw:frame presentation:style-name="pr5" draw:text-style-name="P3" xml:id="id12" draw:id="id12" draw:layer="layout" svg:width="5cm" svg:height="2cm" svg:x="14.8cm" svg:y="17.8cm">
          <draw:text-box>
            <text:p><text:span text:style-name="T2">Raum #8 </text:span></text:p>
            <text:p><text:span text:style-name="T2">"Rückgabe der Grundrechte"</text:span></text:p>
          </draw:text-box>
        </draw:frame>
        <draw:frame presentation:style-name="pr8" draw:text-style-name="P3" xml:id="id15" draw:id="id15" draw:layer="layout" svg:width="5cm" svg:height="1.894cm" svg:x="14.8cm" svg:y="14cm">
          <draw:text-box>
            <text:p><text:span text:style-name="T2">Raum #9</text:span></text:p>
            <text:p><text:span text:style-name="T2">Veranstaltung</text:span></text:p>
            <text:p><text:span text:style-name="T2">Aktion: Besuchen</text:span></text:p>
          </draw:text-box>
        </draw:frame>
        <draw:frame presentation:style-name="pr2" draw:text-style-name="P3" xml:id="id14" draw:id="id14" draw:layer="layout" svg:width="5cm" svg:height="2.525cm" svg:x="11.5cm" svg:y="11.285cm">
          <draw:text-box>
            <text:p><text:span text:style-name="T2">Raum #12 Kindergeburtstag Personen:200</text:span></text:p>
            <text:p><text:span text:style-name="T2">Aktion: Besuchen</text:span></text:p>
          </draw:text-box>
        </draw:frame>
        <draw:connector draw:style-name="gr4" draw:text-style-name="P1" draw:layer="layout" svg:x1="5.7cm" svg:y1="7.65cm" svg:x2="7.8cm" svg:y2="7.65cm" draw:start-shape="id1" draw:start-glue-point="10" draw:end-shape="id2" draw:end-glue-point="3" svg:d="m5700 7650h2100" svg:viewBox="0 0 2101 1">
          <text:p/>
        </draw:connector>
        <draw:connector draw:style-name="gr5" draw:text-style-name="P1" draw:layer="layout" svg:x1="3.2cm" svg:y1="5.9cm" svg:x2="3.2cm" svg:y2="5.5cm" draw:start-shape="id1" draw:start-glue-point="4" draw:end-shape="id3" draw:end-glue-point="2" svg:d="m3200 5900v-400" svg:viewBox="0 0 1 401">
          <text:p/>
        </draw:connector>
        <draw:connector draw:style-name="gr4" draw:text-style-name="P1" draw:layer="layout" svg:x1="13.8cm" svg:y1="7.65cm" svg:x2="15.3cm" svg:y2="7.653cm" draw:start-shape="id2" draw:start-glue-point="1" draw:end-shape="id4" draw:end-glue-point="3" svg:d="m13800 7650h750v3h750" svg:viewBox="0 0 1501 4">
          <text:p/>
        </draw:connector>
        <draw:connector draw:style-name="gr4" draw:text-style-name="P1" draw:layer="layout" svg:x1="19.8cm" svg:y1="7.653cm" svg:x2="21.5cm" svg:y2="7.656cm" draw:start-shape="id4" draw:start-glue-point="1" draw:end-shape="id5" draw:end-glue-point="3" svg:d="m19800 7653h850v3h850" svg:viewBox="0 0 1701 4">
          <text:p/>
        </draw:connector>
        <draw:connector draw:style-name="gr4" draw:text-style-name="P1" draw:layer="layout" svg:x1="24.5cm" svg:y1="9.113cm" svg:x2="24.5cm" svg:y2="10.4cm" draw:start-shape="id5" draw:start-glue-point="2" draw:end-shape="id6" draw:end-glue-point="0" svg:d="m24500 9113v1287" svg:viewBox="0 0 1 1288">
          <text:p/>
        </draw:connector>
        <draw:connector draw:style-name="gr6" draw:text-style-name="P1" draw:layer="layout" svg:x1="1.432cm" svg:y1="8.888cm" svg:x2="2.8cm" svg:y2="11.388cm" draw:start-shape="id1" draw:start-glue-point="7" draw:end-shape="id7" draw:end-glue-point="0" svg:d="m1432 8888v1507h1368v993" svg:viewBox="0 0 1369 2501">
          <text:p/>
        </draw:connector>
        <draw:connector draw:style-name="gr6" draw:text-style-name="P1" draw:layer="layout" svg:x1="3.3cm" svg:y1="9.2cm" svg:x2="8.3cm" svg:y2="11.375cm" draw:start-shape="id8" draw:start-glue-point="2" draw:end-shape="id9" svg:d="m3300 9200v1087h5000v1088" svg:viewBox="0 0 5001 2176">
          <text:p/>
        </draw:connector>
        <draw:connector draw:style-name="gr4" draw:text-style-name="P1" draw:layer="layout" svg:x1="24.5cm" svg:y1="12.3cm" svg:x2="24.5cm" svg:y2="13.572cm" draw:start-shape="id6" draw:start-glue-point="2" draw:end-shape="id10" svg:d="m24500 12300v1272" svg:viewBox="0 0 1 1273">
          <text:p/>
        </draw:connector>
        <draw:connector draw:style-name="gr4" draw:text-style-name="P1" draw:layer="layout" svg:x1="24.5cm" svg:y1="16.728cm" svg:x2="24.5cm" svg:y2="17.8cm" draw:start-shape="id10" draw:start-glue-point="2" draw:end-shape="id11" draw:end-glue-point="0" svg:d="m24500 16728v1072" svg:viewBox="0 0 1 1073">
          <text:p/>
        </draw:connector>
        <draw:connector draw:style-name="gr7" draw:text-style-name="P1" draw:layer="layout" svg:x1="22cm" svg:y1="18.8cm" svg:x2="19.8cm" svg:y2="18.8cm" draw:start-shape="id11" draw:start-glue-point="3" draw:end-shape="id12" draw:end-glue-point="1" svg:d="m22000 18800h-2200" svg:viewBox="0 0 2201 1">
          <text:p/>
        </draw:connector>
        <draw:connector draw:style-name="gr6" draw:text-style-name="P1" draw:layer="layout" svg:x1="2.8cm" svg:y1="13.913cm" svg:x2="1.432cm" svg:y2="17.812cm" draw:start-shape="id7" draw:start-glue-point="2" draw:end-shape="id13" draw:end-glue-point="5" svg:d="m2800 13913v1694h-1368v2205" svg:viewBox="0 0 1369 3900">
          <text:p/>
        </draw:connector>
        <draw:connector draw:style-name="gr6" draw:text-style-name="P1" draw:layer="layout" draw:line-skew="-0.6cm" svg:x1="8.3cm" svg:y1="13.9cm" svg:x2="3.2cm" svg:y2="17.3cm" draw:start-shape="id9" draw:start-glue-point="2" draw:end-shape="id13" draw:end-glue-point="4" svg:d="m8300 13900v1100h-5100v2300" svg:viewBox="0 0 5101 3401">
          <text:p/>
        </draw:connector>
        <draw:connector draw:style-name="gr6" draw:text-style-name="P1" draw:layer="layout" svg:x1="14cm" svg:y1="13.81cm" svg:x2="4.968cm" svg:y2="17.812cm" draw:start-shape="id14" draw:start-glue-point="2" draw:end-shape="id13" draw:end-glue-point="11" svg:d="m14000 13810v1745h-9032v2257" svg:viewBox="0 0 9033 4003">
          <text:p/>
        </draw:connector>
        <draw:connector draw:style-name="gr6" draw:text-style-name="P1" draw:layer="layout" draw:line-skew="-0.343cm" svg:x1="4.968cm" svg:y1="8.888cm" svg:x2="14cm" svg:y2="11.285cm" draw:start-shape="id1" draw:start-glue-point="9" draw:end-shape="id14" svg:d="m4968 8888v1112h9032v1285" svg:viewBox="0 0 9033 2398">
          <text:p/>
        </draw:connector>
        <draw:connector draw:style-name="gr4" draw:text-style-name="P1" draw:layer="layout" svg:x1="17.3cm" svg:y1="17.8cm" svg:x2="17.3cm" svg:y2="15.894cm" draw:start-shape="id12" draw:start-glue-point="0" draw:end-shape="id15" draw:end-glue-point="2" svg:d="m17300 17800v-1906" svg:viewBox="0 0 1 1907">
          <text:p/>
        </draw:connector>
        <draw:connector draw:style-name="gr6" draw:text-style-name="P1" draw:layer="layout" svg:x1="14.8cm" svg:y1="18.8cm" svg:x2="12.8cm" svg:y2="18.75cm" draw:start-shape="id12" draw:start-glue-point="3" draw:end-shape="id16" draw:end-glue-point="10" svg:d="m14800 18800h-999v-50h-1001" svg:viewBox="0 0 2001 51">
          <text:p/>
        </draw:connector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Ari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H5M44S</meta:editing-duration>
    <meta:editing-cycles>46</meta:editing-cycles>
    <meta:generator>LibreOffice/3.6$Windows_x86 LibreOffice_project/e183d5b-f8ccaf6-3804794-95b4be8-895629</meta:generator>
    <dc:date>2021-03-14T15:51:07.21</dc:date>
    <meta:document-statistic meta:object-count="58"/>
  </office:meta>
</office:document-meta>
</file>